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Helvetica" svg:font-family="Helvetica"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Standard" style:family="paragraph">
      <style:text-properties fo:font-weight="bold" style:font-weight-asian="bold" style:font-weight-complex="bold" fo:font-size="16pt" style:font-size-asian="16pt" style:font-size-complex="16pt"/>
    </style:style>
    <style:style style:name="P3" style:parent-style-name="Standard" style:family="paragraph">
      <style:text-properties fo:font-weight="bold" style:font-weight-asian="bold" style:font-weight-complex="bold" fo:font-size="16pt" style:font-size-asian="16pt" style:font-size-complex="16pt"/>
    </style:style>
    <style:style style:name="P4" style:parent-style-name="Standard" style:family="paragraph">
      <style:text-properties fo:font-weight="bold" style:font-weight-asian="bold" style:font-weight-complex="bold" fo:font-size="16pt" style:font-size-asian="16pt" style:font-size-complex="16pt"/>
    </style:style>
    <style:style style:name="T5" style:parent-style-name="Fuentedepárrafopredeter." style:family="text">
      <style:text-properties fo:font-weight="bold" style:font-weight-asian="bold" style:font-weight-complex="bold" fo:font-size="16pt" style:font-size-asian="16pt" style:font-size-complex="16pt"/>
    </style:style>
    <style:style style:name="T6" style:parent-style-name="Hipervínculo" style:family="text">
      <style:text-properties style:font-name="Helvetica" fo:font-weight="bold" style:font-weight-asian="bold" style:font-weight-complex="bold" fo:color="#62646A" fo:font-size="10.5pt" style:font-size-asian="10.5pt" style:font-size-complex="10.5pt" fo:background-color="#FAFAFA"/>
    </style:style>
    <style:style style:name="P7" style:parent-style-name="message-body" style:family="paragraph">
      <style:paragraph-properties fo:margin-top="0.052in" fo:margin-bottom="0in" style:line-height-at-least="0.2118in" fo:background-color="#FAFAFA"/>
    </style:style>
    <style:style style:name="T8" style:parent-style-name="Fuentedepárrafopredeter." style:family="text">
      <style:text-properties fo:language="en" fo:country="US"/>
    </style:style>
    <style:style style:name="T9" style:parent-style-name="Hipervínculo" style:family="text">
      <style:text-properties style:font-name="Helvetica" fo:font-size="10.5pt" style:font-size-asian="10.5pt" style:font-size-complex="10.5pt" fo:background-color="#FAFAFA" fo:language="en" fo:country="US"/>
    </style:style>
    <style:style style:name="T10" style:parent-style-name="Fuentedepárrafopredeter." style:family="text">
      <style:text-properties style:font-name="Helvetica" fo:color="#62646A" fo:font-size="10.5pt" style:font-size-asian="10.5pt" style:font-size-complex="10.5pt" fo:background-color="#FAFAFA" fo:language="en" fo:country="US"/>
    </style:style>
    <style:style style:name="T11" style:parent-style-name="Fuentedepárrafopredeter." style:family="text">
      <style:text-properties style:font-name="Helvetica" fo:color="#62646A" fo:font-size="10.5pt" style:font-size-asian="10.5pt" style:font-size-complex="10.5pt" fo:language="en" fo:country="US"/>
    </style:style>
    <style:style style:name="P12" style:parent-style-name="Standard" style:family="paragraph">
      <style:text-properties fo:font-weight="bold" style:font-weight-asian="bold" style:font-weight-complex="bold" fo:font-size="16pt" style:font-size-asian="16pt" style:font-size-complex="16pt"/>
    </style:style>
    <style:style style:name="T13" style:parent-style-name="Fuentedepárrafopredeter." style:family="text">
      <style:text-properties fo:font-weight="bold" style:font-weight-asian="bold" style:font-weight-complex="bold" fo:font-size="16pt" style:font-size-asian="16pt" style:font-size-complex="16pt" fo:language="es" fo:country="ES"/>
    </style:style>
    <style:style style:name="P14" style:parent-style-name="Standard" style:family="paragraph">
      <style:text-properties fo:font-weight="bold" style:font-weight-asian="bold" style:font-weight-complex="bold" fo:font-size="16pt" style:font-size-asian="16pt" style:font-size-complex="16pt" fo:language="es" fo:country="ES"/>
    </style:style>
    <style:style style:name="P15" style:parent-style-name="Standard" style:family="paragraph">
      <style:text-properties fo:font-weight="bold" style:font-weight-asian="bold" style:font-weight-complex="bold" fo:font-size="16pt" style:font-size-asian="16pt" style:font-size-complex="16pt" fo:language="es" fo:country="ES"/>
    </style:style>
    <style:style style:name="P16" style:parent-style-name="Standard" style:family="paragraph">
      <style:text-properties fo:font-weight="bold" style:font-weight-asian="bold" style:font-weight-complex="bold" fo:font-size="14pt" style:font-size-asian="14pt" style:font-size-complex="14pt"/>
    </style:style>
    <style:style style:name="P17" style:parent-style-name="Standard" style:family="paragraph">
      <style:text-properties fo:font-weight="bold" style:font-weight-asian="bold" style:font-weight-complex="bold" fo:font-size="14pt" style:font-size-asian="14pt" style:font-size-complex="14pt"/>
    </style:style>
    <style:style style:name="P18" style:parent-style-name="Standard" style:family="paragraph">
      <style:text-properties fo:font-weight="bold" style:font-weight-asian="bold" style:font-weight-complex="bold" fo:font-size="14pt" style:font-size-asian="14pt" style:font-size-complex="14pt"/>
    </style:style>
    <style:style style:name="P19" style:parent-style-name="Standard" style:family="paragraph">
      <style:text-properties fo:font-weight="bold" style:font-weight-asian="bold" style:font-weight-complex="bold" fo:font-size="14pt" style:font-size-asian="14pt" style:font-size-complex="14pt"/>
    </style:style>
    <style:style style:name="P20" style:parent-style-name="Standard" style:family="paragraph"/>
    <style:style style:name="P21" style:parent-style-name="Standard" style:family="paragraph"/>
    <style:style style:name="P22" style:parent-style-name="Standard" style:family="paragraph"/>
    <style:style style:name="P23" style:parent-style-name="Standard" style:family="paragraph"/>
    <style:style style:name="P24" style:parent-style-name="Standard" style:family="paragraph">
      <style:text-properties fo:font-weight="bold" style:font-weight-asian="bold" style:font-weight-complex="bold" fo:font-size="14pt" style:font-size-asian="14pt" style:font-size-complex="14pt"/>
    </style:style>
    <style:style style:name="P25" style:parent-style-name="Standard" style:family="paragraph">
      <style:text-properties fo:font-weight="bold" style:font-weight-asian="bold" style:font-weight-complex="bold" fo:font-size="14pt" style:font-size-asian="14pt" style:font-size-complex="14pt"/>
    </style:style>
    <style:style style:name="P26" style:parent-style-name="Standard" style:family="paragraph"/>
    <style:style style:name="P27" style:parent-style-name="Standard" style:family="paragraph"/>
    <style:style style:name="P28" style:parent-style-name="Standard" style:family="paragraph"/>
    <style:style style:name="P29" style:parent-style-name="Standard" style:family="paragraph">
      <style:text-properties fo:font-weight="bold" style:font-weight-asian="bold" style:font-weight-complex="bold" fo:font-size="14pt" style:font-size-asian="14pt" style:font-size-complex="14pt"/>
    </style:style>
    <style:style style:name="P30" style:parent-style-name="Standard" style:family="paragraph">
      <style:text-properties fo:font-weight="bold" style:font-weight-asian="bold" style:font-weight-complex="bold" fo:font-size="14pt" style:font-size-asian="14pt" style:font-size-complex="14pt"/>
    </style:style>
    <style:style style:name="P31" style:parent-style-name="Standard" style:family="paragraph">
      <style:text-properties fo:font-weight="bold" style:font-weight-asian="bold" style:font-weight-complex="bold" fo:font-size="14pt" style:font-size-asian="14pt" style:font-size-complex="14pt"/>
    </style:style>
    <style:style style:name="P32" style:parent-style-name="Standard" style:family="paragraph">
      <style:text-properties fo:font-weight="bold" style:font-weight-asian="bold" style:font-weight-complex="bold" fo:font-size="14pt" style:font-size-asian="14pt" style:font-size-complex="14pt"/>
    </style:style>
    <style:style style:name="P33" style:parent-style-name="Standard" style:family="paragraph"/>
    <style:style style:name="P34" style:parent-style-name="Standard" style:family="paragraph"/>
    <style:style style:name="P35" style:parent-style-name="Standard" style:family="paragraph"/>
    <style:style style:name="P36" style:parent-style-name="Standard" style:family="paragraph">
      <style:text-properties fo:font-weight="bold" style:font-weight-asian="bold" style:font-weight-complex="bold" fo:font-size="14pt" style:font-size-asian="14pt" style:font-size-complex="14pt"/>
    </style:style>
    <style:style style:name="P37" style:parent-style-name="Standard" style:family="paragraph"/>
    <style:style style:name="P38" style:parent-style-name="Standard" style:family="paragraph"/>
    <style:style style:name="P39" style:parent-style-name="Standard" style:family="paragraph"/>
    <style:style style:name="P40" style:parent-style-name="Standard" style:family="paragraph">
      <style:text-properties fo:font-weight="bold" style:font-weight-asian="bold" style:font-weight-complex="bold" fo:font-size="14pt" style:font-size-asian="14pt" style:font-size-complex="14pt"/>
    </style:style>
  </office:automatic-styles>
  <office:body>
    <office:text text:use-soft-page-breaks="true">
      <text:p text:style-name="P1"><text:s text:c="16"/>Basketball Application Project Documentation</text:p>
      <text:p text:style-name="P2"/>
      <text:p text:style-name="P3">Enlaces :<text:s/></text:p>
      <text:p text:style-name="P4"/>
      <text:p text:style-name="Standard"><text:span text:style-name="T5">Website :<text:s/></text:span><text:a xlink:href="http://20.107.180.165:8083/" office:target-frame-name="_blank" xlink:show="new"><text:span text:style-name="T6">http://20.107.180.165:8083/</text:span></text:a></text:p>
      <text:p text:style-name="Standard"/>
      <text:p text:style-name="Standard">Github :<text:s/><text:a xlink:href="https://github.com/Omaraitlhouss1/Continued-Integration-in-Agile-Development" office:target-frame-name="_top" xlink:show="replace"><text:span text:style-name="Hipervínculo">https://github.com/Omaraitlhouss1/Continued-Integration-in-Agile-Development</text:span></text:a></text:p>
      <text:p text:style-name="Standard"/>
      <text:p text:style-name="P7"><text:span text:style-name="T8">Jenkins :<text:s/></text:span><text:a xlink:href="http://20.107.180.165:8080" office:target-frame-name="_top" xlink:show="replace"><text:span text:style-name="T9">http://20.107.180.165:8080</text:span></text:a><text:span text:style-name="T10"><text:s/>username : admin <text:s text:c="3"/>Password :<text:s/></text:span><text:span text:style-name="T11">Q8eWzd26yW!Ehe$MDxW&amp;</text:span></text:p>
      <text:p text:style-name="P12"/>
      <text:p text:style-name="Standard"><text:span text:style-name="T13">Video : https://mega.nz/file/sy5nFJTa#UNCcj6T7mskhSVKPgjXSLOQ_tkHPuxYwj2REwNuChPo</text:span></text:p>
      <text:p text:style-name="P14"/>
      <text:p text:style-name="P15"/>
      <text:p text:style-name="P16">1. Introduction:</text:p>
      <text:p text:style-name="Standard">The Basketball Application is a web-based platform designed to facilitate the management of basketball player data and voting. It allows users to view<text:s/>player information, vote for their favorite players, and manage player votes efficiently. This documentation provides a comprehensive overview of the project, including its development process, features, and implementation details.</text:p>
      <text:p text:style-name="Standard"/>
      <text:p text:style-name="P17">2. Project Overview:</text:p>
      <text:p text:style-name="Standard">The Basketball Application aims to streamline the process of managing player data and voting in the context of basketball events or leagues. Users can access the application via a web browser, where they can view player profiles, vote for players, and reset player votes to zero.</text:p>
      <text:p text:style-name="Standard"/>
      <text:p text:style-name="P18">3. Development Process:</text:p>
      <text:p text:style-name="Standard">The development of the Basketball Application followed an Agile software development methodology. The project team adopted Scrum practices, organizing work into sprints of two-week durations. Daily stand-up meetings were held to track progress, discuss impediments, and plan tasks for the day.</text:p>
      <text:p text:style-name="Standard"/>
      <text:p text:style-name="P19">4. Requirements Analysis:</text:p>
      <text:p text:style-name="Standard">The initial requirements of the project included:</text:p>
      <text:p text:style-name="Standard"/>
      <text:list text:style-name="LFO1" text:continue-numbering="true">
        <text:list-item>
          <text:p text:style-name="P20">Providing users with the ability to view player profiles.</text:p>
        </text:list-item>
        <text:list-item>
          <text:p text:style-name="P21">Allowing users to vote for<text:s/>their favorite players.</text:p>
        </text:list-item>
        <text:list-item>
          <text:p text:style-name="P22">Implementing functionality to reset player votes to zero.</text:p>
        </text:list-item>
        <text:list-item>
          <text:p text:style-name="P23">Ensuring quality assurance through unit testing and functional testing.</text:p>
        </text:list-item>
      </text:list>
      <text:p text:style-name="P24">5. Implementation:</text:p>
      <text:p text:style-name="Standard">The Basketball Application was implemented using Java for the backend, HTML/CSS/JavaScript for the frontend, and MySQL for the database. The application follows a Model-View-Controller (MVC) architecture to separate concerns and maintain code modularity.</text:p>
      <text:p text:style-name="Standard"/>
      <text:p text:style-name="P25">Features Implemented:</text:p>
      <text:list text:style-name="LFO2" text:continue-numbering="true">
        <text:list-item>
          <text:p text:style-name="P26">Player Profile Management: Users can view detailed profiles of basketball players, including their name, statistics, and photo.</text:p>
        </text:list-item>
        <text:list-item>
          <text:p text:style-name="P27">Voting System: Users can vote for their favorite players, with the ability to increment player votes by one.</text:p>
        </text:list-item>
        <text:list-item>
          <text:p text:style-name="P28">Vote Reset: Admin users can reset all player votes to zero with the click of a button.</text:p>
        </text:list-item>
      </text:list>
      <text:p text:style-name="P29">6. Quality Assurance:</text:p>
      <text:p text:style-name="Standard">Quality assurance was a crucial aspect of the development process. Unit tests were implemented using JUnit to ensure the correctness of individual components. Functional tests were conducted using PhantomJS to verify the behavior of the application from a user's perspective. Additionally, SonarQube was used to analyze the codebase for code quality issues, with a maximum threshold of 20 major issues set for release.</text:p>
      <text:p text:style-name="Standard"/>
      <text:p text:style-name="P30">7. Deployment:</text:p>
      <text:p text:style-name="Standard">The Basketball Application is deployed on the Azure cloud platform. Continuous integration and continuous deployment (CI/CD) pipelines were set up using GitHub Actions to automate the build and deployment process. The application is deployed in both production and pre-production environments to facilitate testing and validation.</text:p>
      <text:p text:style-name="Standard"/>
      <text:p text:style-name="P31">8. Project Management:</text:p>
      <text:p text:style-name="Standard">Project management was conducted using GitHub's issue tracking system and Kanban boards. Issues were organized into sprints (milestones), and tasks were prioritized based on their importance and complexity. Pull requests were used for code review, ensuring the quality and consistency of the codebase.</text:p>
      <text:p text:style-name="Standard"/>
      <text:p text:style-name="P32">9. Challenges and Solutions:</text:p>
      <text:p text:style-name="Standard">Throughout the development process, several challenges were encountered, including:</text:p>
      <text:p text:style-name="Standard"/>
      <text:list text:style-name="LFO3" text:continue-numbering="true">
        <text:list-item>
          <text:p text:style-name="P33">Integrating third-party libraries for functionality such as voting and user authentication.</text:p>
        </text:list-item>
        <text:list-item>
          <text:p text:style-name="P34">Managing database migrations and schema changes while ensuring data integrity.</text:p>
        </text:list-item>
        <text:list-item>
          <text:p text:style-name="P35">These challenges were addressed through collaborative problem-solving and research into best practices.</text:p>
        </text:list-item>
      </text:list>
      <text:p text:style-name="P36">10. Future Enhancements:</text:p>
      <text:p text:style-name="Standard">Future enhancements for the Basketball Application may include:</text:p>
      <text:p text:style-name="Standard"/>
      <text:list text:style-name="LFO4" text:continue-numbering="true">
        <text:list-item>
          <text:p text:style-name="P37">Implementing user authentication and authorization to restrict access to certain features.</text:p>
        </text:list-item>
        <text:list-item>
          <text:p text:style-name="P38">Enhancing the voting system with features such as real-time vote updates and voting<text:s/>analytics.</text:p>
        </text:list-item>
        <text:list-item>
          <text:p text:style-name="P39">Improving the user interface and experience to make navigation more intuitive and engaging.</text:p>
        </text:list-item>
      </text:list>
      <text:p text:style-name="P40">11. Conclusion:</text:p>
      <text:p text:style-name="Standard">The Basketball Application project has been a valuable learning experience in Agile software development, teamwork, and problem-solving. By following best practices and leveraging modern technologies, the project team has successfully delivered a functional and high-quality application to meet the needs of basketball enthusias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Helvetica" svg:font-family="Helvetica"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message-body" style:display-name="message-body"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FR" style:language-asian="fr" style:country-asian="FR"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it Lhouss Omar</dc:creator>
    <meta:creation-date>2024-02-12T09:47:00Z</meta:creation-date>
    <dc:date>2024-02-21T10:32:00Z</dc:date>
    <meta:template xlink:href="Normal.dotm" xlink:type="simple"/>
    <meta:editing-cycles>5</meta:editing-cycles>
    <meta:editing-duration>PT780S</meta:editing-duration>
    <meta:document-statistic meta:page-count="1" meta:paragraph-count="9" meta:word-count="729" meta:character-count="4732" meta:row-count="33" meta:non-whitespace-character-count="4012"/>
  </office:meta>
</office:document-meta>
</file>